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PropertyNameSet.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Iterator.PropertyNam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DavPropertyNameSet( Element prop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vPropertyNameSet.DavPropertyNameSet( DavPropertyNameSet initial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contains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add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Iterator.nex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addAll( DavPropertyNameSet propert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remove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Set.Dav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vPropertyNameSet.addContent( Object content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Nam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